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Cambria1" svg:font-family="Cambria"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25.462cm" fo:break-before="auto" fo:break-after="auto" table:align="margins"/>
    </style:style>
    <style:style style:name="Table1.A" style:family="table-column">
      <style:table-column-properties style:column-width="3.953cm" style:rel-column-width="10172*"/>
    </style:style>
    <style:style style:name="Table1.B" style:family="table-column">
      <style:table-column-properties style:column-width="21.509cm" style:rel-column-width="55363*"/>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ext_20_body">
      <style:paragraph-properties fo:margin-top="0cm" fo:margin-bottom="0.199cm" fo:line-height="150%"/>
      <style:text-properties style:font-name="Times New Roman" fo:font-size="12pt" style:font-size-asian="12pt" style:font-size-complex="12pt"/>
    </style:style>
    <style:style style:name="P2" style:family="paragraph" style:parent-style-name="Text_20_body">
      <style:text-properties style:font-name="Cambria"/>
    </style:style>
    <style:style style:name="P3"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4"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5" style:family="paragraph" style:parent-style-name="Text_20_body">
      <style:paragraph-properties fo:margin-left="0cm" fo:margin-right="0cm" fo:margin-top="0cm" fo:margin-bottom="0cm" fo:line-height="150%" fo:text-indent="0cm" style:auto-text-indent="false"/>
      <style:text-properties style:font-name="Cambria" fo:font-size="14pt" style:font-size-asian="14pt" style:font-size-complex="14pt"/>
    </style:style>
    <style:style style:name="P6"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normal" style:font-size-asian="14pt" style:font-weight-asian="normal" style:font-size-complex="14pt" style:font-weight-complex="normal"/>
    </style:style>
    <style:style style:name="P7" style:family="paragraph" style:parent-style-name="Heading_20_1">
      <style:text-properties style:font-name="Cambria" fo:language="en" fo:country="US"/>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top="0cm" fo:margin-bottom="0cm" fo:line-height="150%" fo:text-align="justify" style:justify-single-word="false"/>
      <style:text-properties style:font-name="Cambria" fo:font-size="14pt" fo:language="ru" fo:country="RU" fo:font-weight="normal" style:font-size-asian="14pt" style:font-weight-asian="normal" style:font-size-complex="14pt" style:font-weight-complex="normal"/>
    </style:style>
    <style:style style:name="P10" style:family="paragraph" style:parent-style-name="Text_20_body" style:list-style-name="L2">
      <style:paragraph-properties fo:margin-top="0cm" fo:margin-bottom="0cm" fo:line-height="150%" fo:text-align="justify" style:justify-single-word="false"/>
      <style:text-properties style:font-name="Cambria" fo:font-size="14pt" fo:language="ru" fo:country="RU" fo:font-weight="normal" style:font-size-asian="14pt" style:font-weight-asian="normal" style:font-size-complex="14pt" style:font-weight-complex="normal"/>
    </style:style>
    <style:style style:name="P11" style:family="paragraph" style:parent-style-name="Text_20_body">
      <style:paragraph-properties fo:margin-top="0cm" fo:margin-bottom="0cm" fo:line-height="150%" fo:text-align="justify" style:justify-single-word="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12" style:family="paragraph" style:parent-style-name="Text_20_body">
      <style:paragraph-properties fo:margin-top="0cm" fo:margin-bottom="0cm" fo:line-height="150%" fo:text-align="justify" style:justify-single-word="false"/>
      <style:text-properties style:font-name="Cambria" fo:font-size="14pt" fo:language="ru" fo:country="RU" fo:font-weight="bold" style:font-size-asian="14pt" style:font-weight-asian="bold" style:font-size-complex="14pt" style:font-weight-complex="bold"/>
    </style:style>
    <style:style style:name="P13" style:family="paragraph" style:parent-style-name="Text_20_body">
      <style:paragraph-properties fo:margin-top="0cm" fo:margin-bottom="0cm" fo:line-height="150%" fo:text-align="justify" style:justify-single-word="false"/>
      <style:text-properties style:font-name="Cambria" fo:font-size="14pt" fo:language="en" fo:country="US" fo:font-style="italic" fo:font-weight="normal" style:font-size-asian="14pt" style:font-style-asian="italic" style:font-weight-asian="normal" style:font-size-complex="14pt" style:font-style-complex="italic" style:font-weight-complex="normal"/>
    </style:style>
    <style:style style:name="P14" style:family="paragraph" style:parent-style-name="Text_20_body">
      <style:paragraph-properties fo:margin-top="0cm" fo:margin-bottom="0cm" fo:line-height="150%" fo:text-align="justify" style:justify-single-word="false"/>
      <style:text-properties style:font-name="Cambria" fo:font-size="14pt" fo:language="en" fo:country="US" fo:font-style="italic" fo:font-weight="bold" style:font-size-asian="14pt" style:font-style-asian="italic" style:font-weight-asian="bold" style:font-size-complex="14pt" style:font-style-complex="italic" style:font-weight-complex="bold"/>
    </style:style>
    <style:style style:name="P15" style:family="paragraph" style:parent-style-name="Text_20_body">
      <style:paragraph-properties fo:margin-top="0cm" fo:margin-bottom="0cm" fo:line-height="150%" fo:text-align="justify" style:justify-single-word="false"/>
    </style:style>
    <style:style style:name="P16"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normal" style:font-size-asian="14pt" style:font-weight-asian="normal" style:font-size-complex="14pt" style:font-weight-complex="normal"/>
    </style:style>
    <style:style style:name="P17"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18"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style="italic" fo:font-weight="normal" style:font-size-asian="14pt" style:font-style-asian="italic" style:font-weight-asian="normal" style:font-size-complex="14pt" style:font-style-complex="italic" style:font-weight-complex="normal"/>
    </style:style>
    <style:style style:name="P19"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style:font-size-asian="14pt" style:font-size-complex="14pt"/>
    </style:style>
    <style:style style:name="P20" style:family="paragraph" style:parent-style-name="Text_20_body">
      <style:paragraph-properties fo:margin-left="0cm" fo:margin-right="0cm" fo:margin-top="0cm" fo:margin-bottom="0cm" fo:line-height="150%" fo:text-indent="0cm" style:auto-text-indent="false"/>
      <style:text-properties style:font-name="Cambria" fo:font-size="14pt"/>
    </style:style>
    <style:style style:name="P21" style:family="paragraph" style:parent-style-name="Text_20_body">
      <style:paragraph-properties fo:margin-left="0cm" fo:margin-right="0cm" fo:margin-top="0cm" fo:margin-bottom="0cm" fo:line-height="150%" fo:text-indent="0cm" style:auto-text-indent="false"/>
      <style:text-properties style:font-name="Cambria" fo:font-size="14pt" style:font-size-asian="14pt" style:font-size-complex="14pt"/>
    </style:style>
    <style:style style:name="P22" style:family="paragraph" style:parent-style-name="Text_20_body">
      <style:paragraph-properties fo:margin-left="0cm" fo:margin-right="0cm" fo:margin-top="0cm" fo:margin-bottom="0cm" fo:line-height="150%" fo:text-indent="0cm" style:auto-text-indent="false"/>
    </style:style>
    <style:style style:name="T1" style:family="text">
      <style:text-properties fo:font-weight="bold" style:font-weight-asian="bold" style:font-weight-complex="bold"/>
    </style:style>
    <style:style style:name="T2" style:family="text">
      <style:text-properties fo:language="ru" fo:country="RU"/>
    </style:style>
    <style:style style:name="T3" style:family="text">
      <style:text-properties fo:language="ru" fo:country="RU" fo:font-weight="normal" style:font-weight-asian="normal" style:font-weight-complex="normal"/>
    </style:style>
    <style:style style:name="T4" style:family="text">
      <style:text-properties fo:language="ru" fo:country="RU" fo:font-weight="bold" style:font-weight-asian="bold" style:font-weight-complex="bold"/>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ize-asian="14pt" style:font-style-asian="normal" style:font-weight-asian="normal" style:font-size-complex="14pt" style:font-style-complex="normal" style:font-weight-complex="normal"/>
    </style:style>
    <style:style style:name="T7" style:family="text">
      <style:text-properties fo:language="ru" fo:country="RU" fo:font-style="italic" fo:font-weight="normal" style:font-size-asian="14pt" style:font-style-asian="italic" style:font-weight-asian="normal" style:font-size-complex="14pt" style:font-style-complex="italic" style:font-weight-complex="normal"/>
    </style:style>
    <style:style style:name="T8" style:family="text">
      <style:text-properties fo:language="en" fo:country="US"/>
    </style:style>
    <style:style style:name="T9" style:family="text">
      <style:text-properties fo:language="en" fo:country="US" fo:font-weight="normal" style:font-weight-asian="normal" style:font-weight-complex="normal"/>
    </style:style>
    <style:style style:name="T10" style:family="text">
      <style:text-properties fo:language="en" fo:country="US" fo:font-weight="bold" style:font-weight-asian="bold" style:font-weight-complex="bold"/>
    </style:style>
    <style:style style:name="T11" style:family="text">
      <style:text-properties fo:language="en" fo:country="US" fo:font-style="normal" style:font-style-asian="normal" style:font-style-complex="normal"/>
    </style:style>
    <style:style style:name="T12" style:family="text">
      <style:text-properties fo:language="en" fo:country="US" fo:font-style="normal" fo:font-weight="normal" style:font-size-asian="14pt" style:font-style-asian="normal" style:font-weight-asian="normal" style:font-size-complex="14pt" style:font-style-complex="normal" style:font-weight-complex="normal"/>
    </style:style>
    <style:style style:name="T13" style:family="text">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T14" style:family="text">
      <style:text-properties style:font-name="Cambria" fo:font-size="14pt" fo:language="ru" fo:country="RU" fo:font-weight="normal" style:font-size-asian="14pt" style:font-weight-asian="normal" style:font-size-complex="14pt" style:font-weight-complex="normal"/>
    </style:style>
    <style:style style:name="T15" style:family="text">
      <style:text-properties style:font-name="Cambria" fo:font-size="14pt" fo:language="ru" fo:country="RU" fo:font-weight="bold" style:font-name-asian="Times New Roman2" style:font-size-asian="14pt" style:font-weight-asian="bold" style:font-name-complex="Times New Roman2" style:font-size-complex="14pt" style:font-weight-complex="bold"/>
    </style:style>
    <style:style style:name="T16" style:family="text">
      <style:text-properties style:font-name="Cambria" fo:font-size="14pt" fo:language="ru" fo:country="RU" fo:font-style="italic" fo:font-weight="normal" style:font-size-asian="14pt" style:font-style-asian="italic" style:font-weight-asian="normal" style:font-size-complex="14pt" style:font-style-complex="italic" style:font-weight-complex="normal"/>
    </style:style>
    <style:style style:name="T17" style:family="text">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T18" style:family="text">
      <style:text-properties style:font-name="Cambria" fo:font-size="14pt" fo:language="en" fo:country="US" fo:font-weight="normal" style:font-name-asian="Times New Roman2" style:font-size-asian="14pt" style:font-weight-asian="normal" style:font-name-complex="Times New Roman2" style:font-size-complex="14pt" style:font-weight-complex="normal"/>
    </style:style>
    <style:style style:name="T19" style:family="text">
      <style:text-properties style:font-name="Cambria" fo:font-size="14pt" fo:language="en" fo:country="US" fo:font-style="normal" fo:font-weight="normal" style:font-size-asian="14pt" style:font-style-asian="normal" style:font-weight-asian="normal" style:font-size-complex="14pt" style:font-style-complex="normal" style:font-weight-complex="normal"/>
    </style:style>
    <style:style style:name="T20" style:family="text">
      <style:text-properties style:text-position="0% 100%"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T21" style:family="text">
      <style:text-properties style:font-name="Times New Roman2" fo:font-size="12pt"/>
    </style:style>
    <style:style style:name="T22" style:family="text">
      <style:text-properties fo:font-style="normal" style:font-style-asian="normal" style:font-style-complex="normal"/>
    </style:style>
    <style:style style:name="T23" style:family="text">
      <style:text-properties style:text-position="33% 80%"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T24" style:family="text">
      <style:text-properties style:font-name="Cambria" style:font-size-asian="14pt" style:font-size-complex="14pt"/>
    </style:style>
    <style:style style:name="T25" style:family="text">
      <style:text-properties style:font-name="Cambria" fo:font-size="14pt" style:font-size-asian="14pt" style:font-size-complex="14pt"/>
    </style:style>
    <style:style style:name="T26" style:family="text">
      <style:text-properties style:font-name="Cambria" fo:font-size="14pt" fo:language="ru" fo:country="RU" fo:font-weight="bold" style:font-size-asian="14pt" style:font-weight-asian="normal" style:font-size-complex="14pt" style:font-weight-complex="normal"/>
    </style:style>
    <style:style style:name="T27" style:family="text">
      <style:text-properties style:font-name="Cambria" fo:font-size="14pt" fo:language="ru" fo:country="RU" fo:font-weight="normal" style:font-size-asian="14pt" style:font-weight-asian="normal" style:font-size-complex="14pt" style:font-weight-complex="normal"/>
    </style:style>
    <style:style style:name="T28" style:family="text">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T29" style:family="text">
      <style:text-properties style:font-name="Cambria"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draw:frame draw:style-name="fr2" draw:name="Графический объект1" text:anchor-type="as-char" svg:width="0.9cm" svg:height="0.79cm" draw:z-index="1"><draw:image xlink:href="../images/4448.png" xlink:type="simple" xlink:show="embed" xlink:actuate="onLoad"/></draw:frame></text:p>
          </table:table-cell>
          <table:table-cell table:style-name="Table1.B1" office:value-type="string">
            <text:h text:style-name="P7" text:outline-level="1">IOSO <text:span text:style-name="T2">оптимизация</text:span></text:h>
          </table:table-cell>
        </table:table-row>
        <table:table-row>
          <table:table-cell table:style-name="Table1.A2" office:value-type="string">
            <text:p text:style-name="P4">в палитре</text:p>
          </table:table-cell>
          <table:table-cell table:style-name="Table1.B1" office:value-type="string">
            <text:p text:style-name="P2"/>
          </table:table-cell>
        </table:table-row>
        <table:table-row table:style-name="Table1.3">
          <table:table-cell table:style-name="Table1.B1" office:value-type="string">
            <text:p text:style-name="P8"><draw:frame draw:style-name="fr1" draw:name="Графический объект2" text:anchor-type="as-char" svg:width="3.47cm" svg:height="2.011cm" draw:z-index="0"><draw:image xlink:href="../images/4448s.png" xlink:type="simple" xlink:show="embed" xlink:actuate="onLoad"/></draw:frame></text:p>
          </table:table-cell>
          <table:table-cell table:style-name="Table1.A1" office:value-type="string">
            <text:p text:style-name="P2"/>
          </table:table-cell>
        </table:table-row>
        <table:table-row table:style-name="Table1.3">
          <table:table-cell table:style-name="Table1.A4" office:value-type="string">
            <text:p text:style-name="P4">на схеме</text:p>
          </table:table-cell>
          <table:table-cell table:style-name="Table1.B4" office:value-type="string">
            <text:p text:style-name="P2"/>
          </table:table-cell>
        </table:table-row>
        <table:table-row table:style-name="Table1.3">
          <table:table-cell table:style-name="Table1.A2" table:number-columns-spanned="2" office:value-type="string">
            <text:p text:style-name="P15"><text:span text:style-name="T13">Блок </text:span><text:span text:style-name="T18">IOSO </text:span><text:span text:style-name="T13">оптимизации параметров модели предназначен для подбора таких </text:span><text:span text:style-name="T15">параметров оптимизации</text:span><text:span text:style-name="T13">, которые бы удовлетворяли необходимым значениям </text:span><text:span text:style-name="T15">критериев оптимизации</text:span><text:span text:style-name="T13">. По назначению блок аналогичен блоку «Оптимизация параметров модели», но в отличие от него, использует </text:span><text:span text:style-name="T14">модифицированный алгоритм нахождения множества Парето–оптимальных точек одновременно в рамках решения одной задачи, используя метод непрямой многокритериальной оптимизации на основе самоорганизации (IOSONM).</text:span></text:p>
            <text:p text:style-name="P11"><text:span text:style-name="T21"/></text:p>
            <text:p text:style-name="P9">Основные преимущества IOSONM перед другими подходами к решению многокритериальных задач:</text:p>
            <text:list xml:id="list3030022216647429803" text:style-name="L2">
              <text:list-item>
                <text:p text:style-name="P10">возможность решения практических задач для случая невыпуклых, недифференцируемых и стохастических целевых функций и ограничений;</text:p>
              </text:list-item>
              <text:list-item>
                <text:p text:style-name="P10">отсутствие необходимости значительной адаптации математической модели исследуемого объекта;</text:p>
              </text:list-item>
              <text:list-item>
                <text:p text:style-name="P10">возможность получения множества Парето–оптимальных решений при сравнительно небольшом количестве прямых обращений к исследуемой математической модели;</text:p>
              </text:list-item>
              <text:list-item>
                <text:p text:style-name="P10">достаточно высокая вероятность определения глобального экстремума в многоэкстремальных задачах.</text:p>
              </text:list-item>
            </text:list>
            <text:p text:style-name="P9"/>
            <text:p text:style-name="P12">Входы:</text:p>
            <text:p text:style-name="P13">InPort – <text:span text:style-name="T5">вход для критериев оптимизации;</text:span></text:p>
            <text:p text:style-name="P14"><text:span text:style-name="T5">Выходы:</text:span></text:p>
            <text:p text:style-name="P13">OutPort – <text:span text:style-name="T5">выход вектора значений варьируемых переменных;</text:span></text:p>
            <text:p text:style-name="P6"><text:span text:style-name="T1">Свойства</text:span>:</text:p>
            <text:p text:style-name="P18">Режим оптимизации параметров — <text:span text:style-name="T22">выбор между изменением оптимизируемых параметров в результате полного переходного процесса, либо динамически, несколько раз в течение одного цикла моделирования;</text:span></text:p>
            <text:p text:style-name="P18">Периодичность анализа критериев оптимизации при расчете в динамике, сек — <text:span text:style-name="T22">периодичность пересчета оптимизируемых параметров при динамическом режиме оптимизации. Опция имеет смысл только когда «Режим оптимизации параметров» имеет значение «В динамике непрерывно» либо «В динамике с остановкой»;</text:span></text:p>
            <text:p text:style-name="P18">Выдача информации о процессе оптимизации <text:span text:style-name="T11">–</text:span> <text:span text:style-name="T22">при включении опции, после каждого шага оптимизационного расчета, в окне сообщений выводится информация о значениях </text:span><text:span text:style-name="T11">X </text:span><text:span text:style-name="T22">и </text:span><text:span text:style-name="T11">Y, </text:span><text:span text:style-name="T22">где </text:span><text:span text:style-name="T11">X – </text:span><text:span text:style-name="T22">вектор значений варьируемых параметров, а </text:span><text:span text:style-name="T11">Y – </text:span><text:span text:style-name="T22">вектор значений критериев оптимизации;</text:span></text:p>
            <text:p text:style-name="P18">Максимальное количество итераций поиска <text:span text:style-name="T11">–</text:span> <text:span text:style-name="T22">максимальное число циклов оптимального расчета в ходе которых алгоритм будет пытаться подобрать оптимальные параметры. Если по окончании указанного числа расчетов, не были найдены значения параметров, удовлетворяющие критериям оптимизации, то расчет прерывается;</text:span></text:p>
            <text:p text:style-name="P18">Число варьируемых переменных <text:span text:style-name="T11">–</text:span> <text:span text:style-name="T22">число переменных, значения которых варьируются с целью достижения целевых значений критериев оптимизации. Ограничение по количеству составляет 20 переменных;</text:span></text:p>
            <text:p text:style-name="P18">Число откликов <text:span text:style-name="T11">–</text:span> <text:span text:style-name="T22">количество критериев оптимизации, значение которых оценивается при изменении значений варьируемых переменных. Ограничение составляет до 10 критериев и до 100 нелинейных ограничений типа «Неравенство»;</text:span></text:p>
            <text:p text:style-name="P22"><text:span text:style-name="T16">Заданное количество Парето–оптимальных решений </text:span><text:span text:style-name="T19">–</text:span><text:span text:style-name="T16"> </text:span><text:span text:style-name="T17">желаемое количество Парето-оптимальных решений, равномерно распределенных в пространстве критериев. Предельная величина этого параметра зависит от размерности задачи. Рекомендуемый диапазон значений от 10 до 100;</text:span></text:p>
            <text:p text:style-name="P22"><text:span text:style-name="T16">Точность оптимизации </text:span><text:span text:style-name="T19">–</text:span><text:span text:style-name="T16"> </text:span><text:span text:style-name="T17">условная точность решения задачи. Используется для вычисления stop-критерия при решении однокритериальных задач. Для многокритериальных задач данный параметр играет вспомогательную роль и должен иметь значение в диапазоне от 10</text:span><text:span text:style-name="T23">-6</text:span><text:span text:style-name="T20"> до </text:span><text:span text:style-name="T17">10</text:span><text:span text:style-name="T23">-3</text:span><text:span text:style-name="T17">];</text:span></text:p>
            <text:p text:style-name="P20"><text:span text:style-name="T7">Точность соблюдения ограничений </text:span><text:span text:style-name="T12">–</text:span><text:span text:style-name="T7"> </text:span><text:span text:style-name="T6">о</text:span><text:span text:style-name="T24">граничение считается нарушенным, если превышает предельное значение на величину, большую, чем заданная точность. Опция имеет смысл, когда «Код отклика» включает в себя ограничение;</text:span></text:p>
            <text:p text:style-name="P18">Диапазоны варьируемых переменных <text:span text:style-name="T8">[min(1), max(1)....min(NVA), max(NVA)] </text:span>– <text:span text:style-name="T22">диапазон изменения варьируемых переменных. Задается в виде массива перечисления минимального и максимального значений каждой переменной.</text:span></text:p>
            <text:p text:style-name="P18">Код отклика – <text:span text:style-name="T22">описывает способ контроль критериев оптимизации;</text:span></text:p>
            <text:p text:style-name="P18">Значения для откликов <text:span text:style-name="T8">[min(1), max(1), w(1)....min(NRS), max(NRS), w(NRS)] – </text:span><text:span text:style-name="T11">м</text:span><text:span text:style-name="T22">ассив</text:span><text:span text:style-name="T11"> з</text:span><text:span text:style-name="T22">начений для критериев оптимизации </text:span>–<text:span text:style-name="T22"> перечисляются минимальное, максимальное значения, а также параметр значимости данного критерия (величина от 1 до 2);</text:span></text:p>
            <text:p text:style-name="P22"><text:span text:style-name="T16">Флаг запуска задачи на продолжение – «Да» - </text:span><text:span text:style-name="T17">продолжать расчет, «Нет» - начинать заново. П</text:span><text:span text:style-name="T25">осле осуществления генерации начального плана эксперимента задача оптимизации может быть в любой момент остановлена, а затем запущена на продолжение. Необходимым условием запуска задачи на продолжение является включение флага и наличие бинарного файла, задаваемого в свойстве «Имя файла плана», в котором содержится информация о текущем плане эксперимента. Этот файл желательно не удалять после остановки программы, поскольку в противном случае запуск задачи на продолжение будет невозможен.</text:span></text:p>
            <text:p text:style-name="P18">Флаг записи лога решения задачи (все вызовы модели) – <text:span text:style-name="T22">в случае включения флага, в окне сообщений проекта будет выводиться лог решения задачи;</text:span></text:p>
            <text:p text:style-name="P18">Флаг записи файла плана (нужен для запуска задачи на продолжение) – <text:span text:style-name="T22">записывать или нет файл продолжения расчета, указанный в </text:span><text:span text:style-name="T29">свойстве «Имя файла плана».</text:span></text:p>
            <text:p text:style-name="P18">Ограничение по времени решения задачи <text:span text:style-name="T8">[</text:span>сутки, часы, минуты<text:span text:style-name="T8">] </text:span>– <text:span text:style-name="T22">максимальная продолжительность решения задачи оптимизации;</text:span></text:p>
            <text:p text:style-name="P22"><text:span text:style-name="T16">Количество начальных точек – </text:span><text:span text:style-name="T25">пользователь имеет возможность задавать начальные точки для процесса оптимизации. Это может быть необходимо, если, например, существует прототип исследуемой системы, или имеются результаты предварительных исследований, для которых получены относительно высокие значения целевых функций. Ограничение по количеству точек составляет 20. Информация о начальных точках должна находиться в </text:span><text:span text:style-name="T14">свойствах «Коды состояния начальных точек»</text:span><text:span text:style-name="T26"> </text:span><text:span text:style-name="T17">и «Массив начальных точек, размерность NUM_INI*(NVA+NRS)»;</text:span></text:p>
            <text:p text:style-name="P18">Коды состояния начальных точек – <text:span text:style-name="T22">массив состояний каждой начальной точки, может сотоять из нулей и единиц, где 0 </text:span><text:span text:style-name="T8">–</text:span><text:span text:style-name="T22"> код соответствующий отсутствию откликов для данной точки и говорящий о том, что их нужно расчитывать, 1 — для данной точки есть отклики, значение можно брать из свойства «Массив начальных точек».</text:span></text:p>
            <text:p text:style-name="P18">Массив начальных точек, размерность <text:span text:style-name="T8">NUM_INI*(NVA+NRS) – </text:span><text:span text:style-name="T22">массив </text:span><text:span text:style-name="T11">начальных значени</text:span><text:span text:style-name="T22">й варьируемых переменных и критериев оптимизации;</text:span></text:p>
            <text:p text:style-name="P18">Имя файла плана – <text:span text:style-name="T22">имя бинарного файла, используемого для продолжения расчета.</text:span></text:p>
            <text:p text:style-name="P17"/>
            <text:p text:style-name="P19"><text:span text:style-name="T1">Работа с блоком </text:span><text:span text:style-name="T10">IOSO </text:span><text:span text:style-name="T1">оптимизации.</text:span></text:p>
            <text:p text:style-name="P5"><text:span text:style-name="T2">На вход блока подается вектор критериев оптимизации. На основании их значений, используя методы оптимизации, происходит подбор значения вектора параметров оптимизации так, чтобы значения критериев начали удовлетворять необходимым условиям. </text:span><text:span text:style-name="T8">Использование </text:span><text:span text:style-name="T2">блока во многом аналогично блоку «Оптимизация параметров модели». С примерами настроек и использования при решении различных задач оптимизации можно ознакомиться в демо-проектах по адресу </text:span><text:span text:style-name="T10">C:\SimInTech\Demo\Automatic\Оптимизация.</text:spa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Cambria1" svg:font-family="Cambria"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cm"/>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30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OSO оптимизация</dc:title>
    <dc:date>2016-06-16T13:56:49.85</dc:date>
    <meta:generator>OpenOffice/4.1.1$Win32 OpenOffice.org_project/411m6$Build-9775</meta:generator>
    <meta:editing-duration>P1DT19H9M45S</meta:editing-duration>
    <meta:editing-cycles>195</meta:editing-cycles>
    <dc:creator>ILYA KUBENSKIY</dc:creator>
    <meta:document-statistic meta:table-count="1" meta:image-count="2" meta:object-count="0" meta:page-count="1" meta:paragraph-count="38" meta:word-count="793" meta:character-count="6418"/>
    <meta:user-defined meta:name="Поле 1"/>
    <meta:user-defined meta:name="Поле 2"/>
    <meta:user-defined meta:name="Поле 3"/>
    <meta:user-defined meta:name="Поле 4"/>
  </office:meta>
</office:document-meta>
</file>